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486in" table:align="margins" style:writing-mode="lr-tb"/>
    </style:style>
    <style:style style:name="Table13.A" style:family="table-column">
      <style:table-column-properties style:column-width="7.0486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7.0486in" table:align="margins" style:writing-mode="lr-tb"/>
    </style:style>
    <style:style style:name="Table14.A" style:family="table-column">
      <style:table-column-properties style:column-width="7.0486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32ecd" officeooo:paragraph-rsid="00132ecd"/>
    </style:style>
    <style:style style:name="P9" style:family="paragraph" style:parent-style-name="Table_20_Contents">
      <style:paragraph-properties fo:text-align="start" style:justify-single-word="false"/>
      <style:text-properties style:font-name="monospace" officeooo:rsid="00132ecd" officeooo:paragraph-rsid="00132ecd"/>
    </style:style>
    <style:style style:name="P10" style:family="paragraph" style:parent-style-name="Table_20_Contents">
      <style:paragraph-properties fo:text-align="start" style:justify-single-word="false"/>
      <style:text-properties style:font-name="monospace" officeooo:paragraph-rsid="00132ecd"/>
    </style:style>
    <style:style style:name="P11" style:family="paragraph" style:parent-style-name="Table_20_Contents">
      <style:text-properties style:font-name="monospace" officeooo:rsid="0015bbac" officeooo:paragraph-rsid="0015bbac"/>
    </style:style>
    <style:style style:name="P12" style:family="paragraph" style:parent-style-name="Table_20_Contents">
      <style:text-properties style:font-name="monospace" officeooo:rsid="0015bbac" officeooo:paragraph-rsid="0018c0a0"/>
    </style:style>
    <style:style style:name="P13" style:family="paragraph" style:parent-style-name="Table_20_Contents">
      <style:text-properties style:font-name="monospace" officeooo:rsid="0018c0a0" officeooo:paragraph-rsid="0018c0a0"/>
    </style:style>
    <style:style style:name="P14" style:family="paragraph" style:parent-style-name="Table_20_Contents">
      <style:paragraph-properties fo:text-align="start" style:justify-single-word="false"/>
      <style:text-properties style:font-name="monospace" officeooo:rsid="0018c0a0" officeooo:paragraph-rsid="0018c0a0"/>
    </style:style>
    <style:style style:name="P15" style:family="paragraph" style:parent-style-name="Table_20_Contents">
      <style:text-properties officeooo:paragraph-rsid="00132ec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text-properties officeooo:rsid="0015bbac" officeooo:paragraph-rsid="0015bba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2ecd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officeooo:rsid="00132ecd" fo:background-color="#ffffff" loext:char-shading-value="0"/>
    </style:style>
    <style:style style:name="T7" style:family="text">
      <style:text-properties fo:color="#ff5454" fo:font-weight="bold" fo:background-color="#ffffff" loext:char-shading-value="0"/>
    </style:style>
    <style:style style:name="T8" style:family="text">
      <style:text-properties fo:color="#ff5454" fo:font-weight="bold" officeooo:rsid="00132ecd" fo:background-color="#ffffff" loext:char-shading-value="0"/>
    </style:style>
    <style:style style:name="T9" style:family="text">
      <style:text-properties fo:color="#5454ff" fo:font-weight="bold" fo:background-color="#ffffff" loext:char-shading-value="0"/>
    </style:style>
    <style:style style:name="T10" style:family="text">
      <style:text-properties officeooo:rsid="0018c0a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6.972in" svg:height="0.4382in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Francisco Navarro Morales 54202078W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"><text:span text:style-name="T4">Si ejecutamos `ps -lA` | grep -i “crond” ` recibimos;</text:span></text:p>
            <text:p text:style-name="P9"><text:span text:style-name="T5">1 S     0  2871     1  0  80   0 -  4886 -      ?        00:00:00 </text:span><text:span text:style-name="T7">crond</text:span><text:line-break/><text:line-break/>Esa línea nos indica el PID del proceso (2871) y el terminal que utiliza (en este caso pone crond, ya que al ser un demonio no está asociado a ningún terminal). Para saber el usuario que lo ejecuta:</text:p>
            <text:p text:style-name="P9">ps -eo “%p %U” | grep -i “2871” (ejecuta la orden ps pero escribiendo solo los PID y los usuarios de cada proceso, luego con grep buscamos crond a través de su PID)</text:p>
            <text:p text:style-name="P10"><text:span text:style-name="T4">recibimos: </text:span><text:span text:style-name="T7">2871</text:span><text:span text:style-name="T5"> root</text:span><text:line-break/><text:line-break/><text:span text:style-name="T4">Luego el usuario que ejecuta crond es el root.</text:span></text:p>
            <text:p text:style-name="P9">Del mismo modo con atd: </text:p>
            <text:p text:style-name="P10"><text:span text:style-name="T6">1 S    25 32089     1  0  80   0 -  4191 -      ?        00:00:00 </text:span><text:span text:style-name="T8">atd</text:span><text:span text:style-name="T4"><text:line-break/><text:line-break/></text:span><text:span text:style-name="T7">32089</text:span><text:span text:style-name="T5"> at</text:span><text:line-break/><text:line-break/><text:span text:style-name="T4">el usuario de at es “at”, el terminal1 “asociado” es atd (osea ninguno) y el PID es 32089</text:span></text:p>
            <text:p text:style-name="P16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1) Según man:</text:p>
            <text:p text:style-name="P11"><text:span text:style-name="T5">For  both  </text:span><text:span text:style-name="T9">at</text:span><text:span text:style-name="T5">  and  </text:span><text:span text:style-name="T9">batch</text:span><text:span text:style-name="T5">, commands are read from standard input or the </text:span><text:line-break/>      file specified with the <text:span text:style-name="T9">-f</text:span><text:span text:style-name="T5"> option and executed.  The working directory, </text:span><text:line-break/>      the environment (except for the variables <text:span text:style-name="T9">BASH_VERSINFO</text:span><text:span text:style-name="T5">, </text:span><text:span text:style-name="T9">DISPLAY</text:span><text:span text:style-name="T5">, </text:span><text:span text:style-name="T9">EUID</text:span><text:span text:style-name="T5">, </text:span><text:line-break/>      <text:span text:style-name="T9">GROUPS</text:span><text:span text:style-name="T5">, </text:span><text:span text:style-name="T9">SHELLOPTS</text:span><text:span text:style-name="T5">, </text:span><text:span text:style-name="T9">TERM</text:span><text:span text:style-name="T5">, </text:span><text:span text:style-name="T9">UID</text:span><text:span text:style-name="T5">, and </text:span><text:span text:style-name="T9">_</text:span><text:span text:style-name="T5">) and the umask  are  retained  from </text:span><text:line-break/>      the time of invocation.<text:line-break/></text:p>
            <text:p text:style-name="P11">Es decir, en teoría el directorio de trabajo se “hereda” del momento de la invocación, es decir, es aquél en el que estábamos cuando llamamos a at.</text:p>
            <text:p text:style-name="P11">2)Como he señalado anteriormente “the umask are retained from the time of invocation”. Es decir, que también se hereda del momento en que se llama a at. </text:p>
            <text:p text:style-name="P12">3) <text:span text:style-name="T10">En teoría el entorno de ejecución se hereda. Sin embargo, parece que las variables locales no. Si ejecuto:</text:span></text:p>
            <text:p text:style-name="P12"><text:span text:style-name="T10">variable=”adios”</text:span></text:p>
            <text:p text:style-name="P12"><text:span text:style-name="T10">echo $variable </text:span></text:p>
            <text:p text:style-name="P13">adios</text:p>
            <text:p text:style-name="P13"><text:soft-page-break/>at now + 1 min </text:p>
            <text:p text:style-name="P13">at&gt; echo $variable &gt; salida</text:p>
            <text:p text:style-name="P13">at&gt; &lt;EOT&gt;</text:p>
            <text:p text:style-name="P14"><text:span text:style-name="T5">job 15 at Thu Oct 20 11:53:00 2016</text:span><text:line-break/></text:p>
            <text:p text:style-name="P14">cat salida (después de que pase el minuto)</text:p>
            <text:p text:style-name="P14"/>
            <text:p text:style-name="P14">&lt;DEVUELVE UN ARCHIVO EN BLANCO!!!&gt;</text:p>
            <text:p text:style-name="P14">Luego puedo deducir que las variables locales no se mantienen.</text:p>
            <text:p text:style-name="P14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monospace" svg:font-family="monospac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6</meta:editing-cycles>
    <meta:creation-date>2011-10-05T09:46:35.67</meta:creation-date>
    <meta:editing-duration>PT22H6M59S</meta:editing-duration>
    <meta:generator>LibreOffice/5.1.4.2$Linux_X86_64 LibreOffice_project/10m0$Build-2</meta:generator>
    <dc:date>2016-10-20T11:57:37.397373809</dc:date>
    <meta:print-date>2011-10-06T10:39:21.37</meta:print-date>
    <meta:document-statistic meta:table-count="11" meta:image-count="1" meta:object-count="0" meta:page-count="3" meta:paragraph-count="39" meta:word-count="482" meta:character-count="2791" meta:non-whitespace-character-count="2242"/>
    <meta:user-defined meta:name="Información 1"/>
    <meta:user-defined meta:name="Información 2"/>
    <meta:user-defined meta:name="Información 3"/>
    <meta:user-defined meta:name="Información 4"/>
  </office:meta>
</office:document-meta>
</file>